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3.035cm" fo:min-width="3.2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3.035cm" fo:min-width="3.218cm"/>
      <style:paragraph-properties style:writing-mode="lr-tb"/>
    </style:style>
    <style:style style:name="gr4" style:family="graphic" style:parent-style-name="standard">
      <style:graphic-properties draw:fill-color="#f6f9d4" draw:textarea-horizontal-align="justify" draw:textarea-vertical-align="middle" draw:auto-grow-height="false" fo:min-height="3.035cm" fo:min-width="3.218cm"/>
      <style:paragraph-properties style:writing-mode="lr-tb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3.035cm" fo:min-width="3.218cm"/>
      <style:paragraph-properties style:writing-mode="lr-tb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3.225cm" fo:min-width="2.975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3.035cm" fo:min-width="3.218cm"/>
      <style:paragraph-properties style:writing-mode="lr-tb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3.035cm" fo:min-width="3.218cm"/>
      <style:paragraph-properties style:writing-mode="lr-tb"/>
    </style:style>
    <style:style style:name="gr9" style:family="graphic" style:parent-style-name="standard" style:list-style-name="L1">
      <style:graphic-properties draw:fill-color="#f7d1d5" draw:textarea-horizontal-align="justify" draw:textarea-vertical-align="middle" draw:auto-grow-height="false" fo:min-height="3.225cm" fo:min-width="2.975cm"/>
      <style:paragraph-properties style:writing-mode="lr-tb"/>
    </style:style>
    <style:style style:name="gr10" style:family="graphic" style:parent-style-name="standard" style:list-style-name="L1">
      <style:graphic-properties draw:fill-color="#f7d1d5" draw:textarea-horizontal-align="justify" draw:textarea-vertical-align="middle" draw:auto-grow-height="false" fo:min-height="3.225cm" fo:min-width="2.975cm"/>
      <style:paragraph-properties style:writing-mode="lr-tb"/>
    </style:style>
    <style:style style:name="gr11" style:family="graphic" style:parent-style-name="standard">
      <style:graphic-properties draw:fill-color="#ffd7d7" draw:textarea-horizontal-align="justify" draw:textarea-vertical-align="middle" draw:auto-grow-height="false" fo:min-height="3.035cm" fo:min-width="3.218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Roboto"/>
    </style:style>
    <style:style style:name="P2" style:family="paragraph">
      <loext:graphic-properties draw:fill-color="#dee6ef"/>
      <style:paragraph-properties fo:text-align="center"/>
      <style:text-properties style:font-name="Roboto"/>
    </style:style>
    <style:style style:name="P3" style:family="paragraph">
      <style:text-properties style:font-name="Roboto"/>
    </style:style>
    <style:style style:name="P4" style:family="paragraph">
      <loext:graphic-properties draw:fill="none" draw:fill-color="#ffffff"/>
      <style:text-properties style:font-name="Roboto"/>
    </style:style>
    <style:style style:name="P5" style:family="paragraph">
      <loext:graphic-properties draw:fill-color="#dde8cb"/>
      <style:paragraph-properties fo:text-align="center"/>
      <style:text-properties style:font-name="Roboto"/>
    </style:style>
    <style:style style:name="P6" style:family="paragraph">
      <loext:graphic-properties draw:fill-color="#f6f9d4"/>
      <style:paragraph-properties fo:text-align="center"/>
      <style:text-properties style:font-name="Roboto"/>
    </style:style>
    <style:style style:name="P7" style:family="paragraph">
      <loext:graphic-properties draw:fill-color="#dee7e5"/>
      <style:paragraph-properties fo:text-align="center"/>
      <style:text-properties style:font-name="Roboto"/>
    </style:style>
    <style:style style:name="P8" style:family="paragraph">
      <loext:graphic-properties draw:fill-color="#ffffd7"/>
      <style:paragraph-properties fo:text-align="center"/>
      <style:text-properties style:font-name="Roboto"/>
    </style:style>
    <style:style style:name="P9" style:family="paragraph">
      <loext:graphic-properties draw:fill-color="#ffdbb6"/>
      <style:paragraph-properties fo:text-align="center"/>
      <style:text-properties style:font-name="Roboto"/>
    </style:style>
    <style:style style:name="P10" style:family="paragraph">
      <loext:graphic-properties draw:fill-color="#ffd8ce"/>
      <style:paragraph-properties fo:text-align="center"/>
      <style:text-properties style:font-name="Roboto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Roboto"/>
    </style:style>
    <style:style style:name="P12" style:family="paragraph">
      <loext:graphic-properties draw:fill-color="#f7d1d5"/>
      <style:paragraph-properties fo:margin-left="0cm" fo:margin-right="0cm" fo:margin-top="0cm" fo:margin-bottom="0cm" fo:line-height="100%" fo:text-align="center" fo:text-indent="0cm"/>
      <style:text-properties style:font-name="Roboto"/>
    </style:style>
    <style:style style:name="P13" style:family="paragraph">
      <style:paragraph-properties fo:text-align="center"/>
      <style:text-properties style:font-name="Roboto" fo:font-style="normal" style:font-style-asian="normal" style:font-style-complex="normal"/>
    </style:style>
    <style:style style:name="P14" style:family="paragraph">
      <loext:graphic-properties draw:fill-color="#ffd7d7"/>
      <style:paragraph-properties fo:text-align="center"/>
      <style:text-properties style:font-name="Roboto" fo:font-style="normal" style:font-style-asian="normal" style:font-style-complex="normal"/>
    </style:style>
    <style:style style:name="P15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style:font-name="Roboto" fo:font-size="11pt" fo:font-style="normal" style:font-size-asian="11pt" style:font-style-asian="normal" style:font-size-complex="11pt" style:font-style-complex="normal"/>
    </style:style>
    <style:style style:name="T5" style:family="text">
      <style:text-properties style:font-name="Roboto"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2" draw:layer="layout" svg:width="4.445cm" svg:height="5.08cm" svg:x="3.888cm" svg:y="9.015cm">
            <text:p text:style-name="P1"><text:span text:style-name="T1">Server sends </text:span></text:p>
            <text:p text:style-name="P1"><text:span text:style-name="T1">certificate to</text:span></text:p>
            <text:p text:style-name="P1"><text:span text:style-name="T1">browser, which</text:span></text:p>
            <text:p text:style-name="P1"><text:span text:style-name="T1">includes server’s</text:span></text:p>
            <text:p text:style-name="P1"><text:span text:style-name="T1">public key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4" draw:layer="layout" svg:width="16.661cm" svg:height="0.996cm" svg:x="6.298cm" svg:y="1.41cm">
            <draw:text-box>
              <text:p text:style-name="P3">How your browser makes a secure connection to a server</text:p>
            </draw:text-box>
          </draw:frame>
          <draw:custom-shape draw:style-name="gr3" draw:text-style-name="P5" draw:layer="layout" svg:width="4.445cm" svg:height="5.08cm" svg:x="13.088cm" svg:y="9.016cm">
            <text:p text:style-name="P1"><text:span text:style-name="T1">Browser makes a</text:span></text:p>
            <text:p text:style-name="P1"><text:span text:style-name="T1">secret </text:span><text:span text:style-name="T2">session key</text:span><text:span text:style-name="T3">,</text:span></text:p>
            <text:p text:style-name="P1"><text:span text:style-name="T3">encrypts it with the</text:span></text:p>
            <text:p text:style-name="P1"><text:span text:style-name="T3">server’s public key,</text:span></text:p>
            <text:p text:style-name="P1"><text:span text:style-name="T3">sends to server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4.445cm" svg:height="5.08cm" svg:x="17.688cm" svg:y="9.017cm">
            <text:p text:style-name="P1"><text:span text:style-name="T3">Server decrypts</text:span></text:p>
            <text:p text:style-name="P1"><text:span text:style-name="T3">the message using</text:span></text:p>
            <text:p text:style-name="P1"><text:span text:style-name="T3">its private key.</text:span></text:p>
            <text:p text:style-name="P1"><text:span text:style-name="T3">Browser and server</text:span></text:p>
            <text:p text:style-name="P1"><text:span text:style-name="T3">now both have</text:span></text:p>
            <text:p text:style-name="P1"><text:span text:style-name="T3">session key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7" draw:layer="layout" svg:width="4.445cm" svg:height="5.08cm" svg:x="8.488cm" svg:y="9.016cm">
            <text:p text:style-name="P1"><text:span text:style-name="T1">Browser verifies</text:span></text:p>
            <text:p text:style-name="P1"><text:span text:style-name="T1">certificate, using</text:span></text:p>
            <text:p text:style-name="P1"><text:span text:style-name="T1">its copy of the</text:span></text:p>
            <text:p text:style-name="P1"><text:span text:style-name="T1">CA’s public key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8" draw:layer="layout" svg:width="3.475cm" svg:height="3.475cm" svg:x="22.273cm" svg:y="9.825cm">
            <text:p text:style-name="P1"><text:span text:style-name="T1">Browser and server</text:span></text:p>
            <text:p text:style-name="P1"><text:span text:style-name="T1">encrypt/decrypt</text:span></text:p>
            <text:p text:style-name="P1"><text:span text:style-name="T1">data using </text:span></text:p>
            <text:p text:style-name="P1"><text:span text:style-name="T1">session ke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45cm" svg:height="5.08cm" svg:x="3.888cm" svg:y="2.716cm">
            <text:p text:style-name="P1"><text:span text:style-name="T1">Server owners</text:span></text:p>
            <text:p text:style-name="P1"><text:span text:style-name="T1">make a public/</text:span></text:p>
            <text:p text:style-name="P1"><text:span text:style-name="T1">private key pair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0" draw:layer="layout" svg:width="4.445cm" svg:height="5.08cm" svg:x="8.488cm" svg:y="2.717cm">
            <text:p text:style-name="P1"><text:span text:style-name="T1">Server owners</text:span></text:p>
            <text:p text:style-name="P1"><text:span text:style-name="T1">send public key to</text:span></text:p>
            <text:p text:style-name="P1"><text:span text:style-name="T1">a trusted </text:span><text:span text:style-name="T2">Certificate</text:span></text:p>
            <text:p text:style-name="P1"><text:span text:style-name="T2">Authority </text:span><text:span text:style-name="T3">(CA), and</text:span></text:p>
            <text:p text:style-name="P1"><text:span text:style-name="T3">ask them to issue a</text:span></text:p>
            <text:p text:style-name="P1"><text:span text:style-name="T2">certificate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2" draw:layer="layout" svg:width="3.475cm" svg:height="3.475cm" svg:x="17.748cm" svg:y="3.545cm">
            <text:p text:style-name="P11"><text:span text:style-name="T4">CA issues a</text:span></text:p>
            <text:p text:style-name="P11"><text:span text:style-name="T4">certificate which</text:span></text:p>
            <text:p text:style-name="P11"><text:span text:style-name="T4">is </text:span><text:span text:style-name="T5">signed</text:span><text:span text:style-name="T4"> with</text:span></text:p>
            <text:p text:style-name="P11"><text:span text:style-name="T4">the CA’s private key</text:span></text:p>
            <text:p text:style-name="P11"><text:span text:style-name="T4">(with the CA’s public</text:span></text:p>
            <text:p text:style-name="P11"><text:span text:style-name="T4">key, you can prove</text:span></text:p>
            <text:p text:style-name="P11"><text:span text:style-name="T4">the CA encrypted it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3.475cm" svg:height="3.475cm" svg:x="22.263cm" svg:y="3.545cm">
            <text:p text:style-name="P11"><text:span text:style-name="T4">CA’s public key</text:span></text:p>
            <text:p text:style-name="P11"><text:span text:style-name="T4">is built into</text:span></text:p>
            <text:p text:style-name="P11"><text:span text:style-name="T4">browser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4.445cm" svg:height="5.08cm" svg:x="13.088cm" svg:y="2.718cm">
            <text:p text:style-name="P13"><text:span text:style-name="T3">CA verifies</text:span></text:p>
            <text:p text:style-name="P13"><text:span text:style-name="T3">identity of server</text:span></text:p>
            <draw:enhanced-geometry svg:viewBox="0 0 21600 21600" draw:text-areas="0 ?f0 ?f5 ?f2" draw:type="right-arrow" draw:modifiers="16131.9899244332 3817.516236961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4" draw:layer="layout" svg:width="5.082cm" svg:height="0.907cm" draw:transform="rotate (1.5707963267949) translate (2.291cm 7.728cm)">
            <draw:text-box>
              <text:p text:style-name="P3"><text:span text:style-name="T6">Before connection</text:span></text:p>
            </draw:text-box>
          </draw:frame>
          <draw:frame draw:style-name="gr2" draw:text-style-name="P4" draw:layer="layout" svg:width="5.404cm" svg:height="0.907cm" draw:transform="rotate (1.5707963267949) translate (2.253cm 14.34cm)">
            <draw:text-box>
              <text:p text:style-name="P3"><text:span text:style-name="T6">Starting connection</text:span></text:p>
            </draw:text-box>
          </draw:frame>
        </draw:g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08:29:00.645734426</meta:creation-date>
    <dc:date>2021-04-07T09:04:46.921194482</dc:date>
    <meta:editing-duration>PT3M34S</meta:editing-duration>
    <meta:editing-cycles>2</meta:editing-cycles>
    <meta:generator>LibreOffice/7.1.1.2$Linux_X86_64 LibreOffice_project/10$Build-2</meta:generator>
    <meta:document-statistic meta:object-count="37"/>
  </office:meta>
</office:document-meta>
</file>